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6bb" officeooo:paragraph-rsid="000616bb"/>
    </style:style>
    <style:style style:name="P2" style:family="paragraph" style:parent-style-name="Standard" style:list-style-name="L1">
      <style:text-properties fo:font-size="14pt" officeooo:rsid="000616bb" officeooo:paragraph-rsid="000616bb" style:font-size-asian="14pt" style:font-size-complex="14pt"/>
    </style:style>
    <style:style style:name="P3" style:family="paragraph" style:parent-style-name="Standard" style:list-style-name="L1">
      <style:text-properties fo:font-size="14pt" officeooo:rsid="0006f5ee" officeooo:paragraph-rsid="0006f5ee" style:font-size-asian="14pt" style:font-size-complex="14pt"/>
    </style:style>
    <style:style style:name="P4" style:family="paragraph" style:parent-style-name="Standard" style:list-style-name="L1">
      <style:text-properties fo:font-size="14pt" officeooo:rsid="000824b4" officeooo:paragraph-rsid="000824b4" style:font-size-asian="14pt" style:font-size-complex="14pt"/>
    </style:style>
    <style:style style:name="P5" style:family="paragraph" style:parent-style-name="Standard" style:list-style-name="L1">
      <style:text-properties fo:font-size="14pt" officeooo:rsid="00094f04" officeooo:paragraph-rsid="00094f04" style:font-size-asian="14pt" style:font-size-complex="14pt"/>
    </style:style>
    <style:style style:name="P6" style:family="paragraph" style:parent-style-name="Standard" style:list-style-name="L1">
      <style:text-properties fo:font-size="14pt" officeooo:rsid="000b6a72" officeooo:paragraph-rsid="000b6a72" style:font-size-asian="14pt" style:font-size-complex="14pt"/>
    </style:style>
    <style:style style:name="P7" style:family="paragraph" style:parent-style-name="Standard" style:list-style-name="L1">
      <style:text-properties fo:font-size="14pt" officeooo:rsid="000c4753" officeooo:paragraph-rsid="000c4753" style:font-size-asian="14pt" style:font-size-complex="14pt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paragraph-rsid="000824b4"/>
    </style:style>
    <style:style style:name="T1" style:family="text">
      <style:text-properties fo:color="#c9211e" loext:opacity="100%"/>
    </style:style>
    <style:style style:name="T2" style:family="text">
      <style:text-properties officeooo:rsid="000824b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824b4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94f04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text-position="sub 58%"/>
    </style:style>
    <style:style style:name="T9" style:family="text">
      <style:text-properties fo:color="#000000" loext:opacity="100%" style:text-position="sub 58%" fo:background-color="#ffff00" loext:char-shading-value="0"/>
    </style:style>
    <style:style style:name="T10" style:family="text">
      <style:text-properties fo:color="#000000" loext:opacity="100%" fo:background-color="#ffff00" loext:char-shading-value="0"/>
    </style:style>
    <style:style style:name="T11" style:family="text">
      <style:text-properties fo:color="#000000" loext:opacity="100%" officeooo:rsid="000c4753"/>
    </style:style>
    <style:style style:name="T12" style:family="text">
      <style:text-properties officeooo:rsid="0009c390"/>
    </style:style>
    <style:style style:name="T13" style:family="text">
      <style:text-properties fo:color="#f10d0c" loext:opacity="100%"/>
    </style:style>
    <style:style style:name="T14" style:family="text">
      <style:text-properties fo:color="#f10d0c" loext:opacity="100%" officeooo:rsid="000c475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acts Recorded in “SampranLandmark” Database</text:p>
      <text:p text:style-name="P1"/>
      <text:p text:style-name="P8">These are facts recorded by the SampranLandmark database:</text:p>
      <text:list xml:id="list3646505321" text:style-name="L1">
        <text:list-item>
          <text:p text:style-name="P2">a <text:span text:style-name="T1">Tenant</text:span> pay 0-N <text:span text:style-name="T1">Rental Lot ,</text:span></text:p>
          <text:p text:style-name="P2">A <text:span text:style-name="T1">Rental Lot</text:span> is paid by 1 <text:span text:style-name="T1">Tenant</text:span>.</text:p>
          <text:p text:style-name="P2"/>
        </text:list-item>
        <text:list-item>
          <text:p text:style-name="P2">A <text:span text:style-name="T1">Receipt</text:span> <text:span text:style-name="T12">document</text:span>s 1 <text:span text:style-name="T1">Payment</text:span>,</text:p>
          <text:p text:style-name="P2">a <text:span text:style-name="T1">Payment</text:span> is <text:span text:style-name="T12">document</text:span>ed by 1 <text:span text:style-name="T1">Receipt</text:span>.</text:p>
          <text:p text:style-name="P2"/>
        </text:list-item>
        <text:list-item>
          <text:p text:style-name="P3"><text:span text:style-name="T1">Rental </text:span><text:span text:style-name="T13">Lot</text:span> (<text:span text:style-name="T4">Zone-id</text:span><text:span text:style-name="T2">, </text:span><text:span text:style-name="T3">Lot id</text:span>, <text:span text:style-name="T3">month</text:span>, <text:span text:style-name="T5">Year</text:span>).</text:p>
          <text:p text:style-name="P3"/>
        </text:list-item>
        <text:list-item>
          <text:p text:style-name="P7">Each <text:span text:style-name="T13">Rental lot</text:span> associates with 1 <text:span text:style-name="T13">Rental Contract</text:span>,</text:p>
          <text:p text:style-name="P7">Each <text:span text:style-name="T13">Rental Contract</text:span> is associates with 1 <text:span text:style-name="T13">Rental Lot</text:span>.</text:p>
          <text:p text:style-name="P3"/>
        </text:list-item>
        <text:list-item>
          <text:p text:style-name="P4">Some <text:span text:style-name="T1">Rental Lot</text:span> is <text:span text:style-name="T6">associated with N</text:span> <text:span text:style-name="T1">Service Fee, </text:span>according to the <text:span text:style-name="T1">Zone</text:span>.</text:p>
          <text:p text:style-name="P4"/>
        </text:list-item>
        <text:list-item>
          <text:p text:style-name="P5">A <text:span text:style-name="T1">Receipt</text:span> is associated with 1 <text:span text:style-name="T1">mandatory Bank Account</text:span>,</text:p>
          <text:p text:style-name="P5">a <text:span text:style-name="T1">mandatory Bank Account</text:span> associates with M <text:span text:style-name="T1">Receipt</text:span><text:span text:style-name="T7">.</text:span></text:p>
          <text:p text:style-name="P5"><text:span text:style-name="T7"/></text:p>
        </text:list-item>
        <text:list-item>
          <text:p text:style-name="P5"><text:span text:style-name="T1">Mandatory Bank Account</text:span><text:span text:style-name="T7"> (Bank-id, Account-number, Account Name).</text:span></text:p>
          <text:p text:style-name="P5"><text:span text:style-name="T7"/></text:p>
        </text:list-item>
        <text:list-item>
          <text:p text:style-name="P6"><text:span text:style-name="T7">Some </text:span><text:span text:style-name="T13">Rental Lot</text:span><text:span text:style-name="T7"> pay </text:span><text:span text:style-name="T13">Electricity Service Charge</text:span><text:span text:style-name="T7">.</text:span></text:p>
          <text:p text:style-name="P6"><text:span text:style-name="T13">Electricity Service Charge</text:span><text:span text:style-name="T7"> is calculated by:</text:span></text:p>
          <text:list>
            <text:list-header>
              <text:p text:style-name="P6"><text:span text:style-name="T13">Electricity Charge</text:span><text:span text:style-name="T7"> = </text:span><text:span text:style-name="T13">Elec-Meter Reading</text:span><text:span text:style-name="T8">t</text:span><text:span text:style-name="T9">his period</text:span><text:span text:style-name="T10"> </text:span><text:span text:style-name="T7">– </text:span><text:span text:style-name="T13">Elec-Meter Reading</text:span><text:span text:style-name="T9">last period</text:span></text:p>
              <text:p text:style-name="P6"><text:span text:style-name="T9"/></text:p>
            </text:list-header>
          </text:list>
        </text:list-item>
        <text:list-item>
          <text:p text:style-name="P6"><text:span text:style-name="T7">Some </text:span><text:span text:style-name="T13">Rental Lot</text:span><text:span text:style-name="T7"> pays </text:span><text:span text:style-name="T13">Water Service Charge</text:span><text:span text:style-name="T7">.</text:span></text:p>
          <text:list>
            <text:list-header>
              <text:p text:style-name="P6"><text:span text:style-name="T13">Water-Charge</text:span><text:span text:style-name="T7"> = </text:span><text:span text:style-name="T13">Water-Meter Reading</text:span><text:span text:style-name="T9">this period</text:span><text:span text:style-name="T7"> – </text:span><text:span text:style-name="T13">Water-Meter Reading</text:span><text:span text:style-name="T9">last period</text:span></text:p>
              <text:p text:style-name="P6"><text:span text:style-name="T9"/></text:p>
            </text:list-header>
          </text:list>
        </text:list-item>
        <text:list-item>
          <text:p text:style-name="P6"><text:span text:style-name="T7">Some </text:span><text:span text:style-name="T13">Rental Lot</text:span><text:span text:style-name="T7"> pays </text:span><text:span text:style-name="T13">Metal Frame Charge</text:span><text:span text:style-name="T7">, according to its </text:span><text:span text:style-name="T13">Zone</text:span><text:span text:style-name="T7">.</text:span></text:p>
          <text:p text:style-name="P6"><text:span text:style-name="T7"/></text:p>
        </text:list-item>
        <text:list-item>
          <text:p text:style-name="P6"><text:span text:style-name="T7"><text:s/></text:span><text:span text:style-name="T11">Each</text:span><text:span text:style-name="T7"> </text:span><text:span text:style-name="T14">Service Charge</text:span><text:span text:style-name="T11"> is belong to 1 </text:span><text:span text:style-name="T14">Categories</text:span><text:span text:style-name="T11"> .</text:span></text:p>
        </text:list-item>
        <text:list-item>
          <text:p text:style-name="P7"><text:span text:style-name="T7"><text:s/>Each </text:span><text:span text:style-name="T13">Service Charge</text:span><text:span text:style-name="T7"> associates with </text:span><text:span text:style-name="T13">VAT</text:span><text:span text:style-name="T7">.</text:span></text:p>
        </text:list-item>
        <text:list-item>
          <text:p text:style-name="P7"><text:span text:style-name="T7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9T11:46:43.554486030</meta:creation-date>
    <dc:date>2022-06-19T12:29:37.545746351</dc:date>
    <meta:editing-duration>PT43M2S</meta:editing-duration>
    <meta:editing-cycles>7</meta:editing-cycles>
    <meta:generator>LibreOffice/7.3.3.2$Linux_X86_64 LibreOffice_project/d1d0ea68f081ee2800a922cac8f79445e4603348</meta:generator>
    <meta:document-statistic meta:table-count="0" meta:image-count="0" meta:object-count="0" meta:page-count="1" meta:paragraph-count="22" meta:word-count="177" meta:character-count="1090" meta:non-whitespace-character-count="943"/>
  </office:meta>
</office:document-meta>
</file>